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f37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f37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f37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f37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f37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f37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f37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f37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f37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f37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f37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f37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f37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f37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f37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f37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f37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icardo José López Leó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6/7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19399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cos Antonio León Cabe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8337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4.7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7" meta:non-whitespace-character-count="999"/>
    <meta:template xlink:type="simple" xlink:actuate="onRequest" xlink:title="Normal" xlink:href=""/>
  </office:meta>
</office:document-meta>
</file>